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15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17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18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9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2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P13" style:family="paragraph">
      <style:paragraph-properties fo:margin-left="0cm" fo:margin-right="0cm" fo:text-align="center" fo:text-indent="0cm" style:writing-mode="lr-tb"/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P14" style:family="paragraph">
      <style:paragraph-properties fo:text-align="center" style:writing-mode="lr-tb"/>
      <style:text-properties fo:color="#000000" loext:opacity="100%" fo:font-size="18pt" fo:background-color="transparent"/>
    </style:style>
    <style:style style:name="P15" style:family="paragraph">
      <loext:graphic-properties draw:fill-color="#ffbf00"/>
      <style:paragraph-properties fo:text-align="center" style:writing-mode="lr-tb"/>
      <style:text-properties fo:color="#000000" loext:opacity="100%" fo:font-size="18pt" fo:background-color="transparent"/>
    </style:style>
    <style:style style:name="P16" style:family="paragraph">
      <style:paragraph-properties fo:text-align="center" style:writing-mode="lr-tb"/>
      <style:text-properties fo:color="#ffffff" loext:opacity="100%" fo:font-size="18pt"/>
    </style:style>
    <style:style style:name="P17" style:family="paragraph">
      <loext:graphic-properties draw:fill-color="#a1467e"/>
      <style:paragraph-properties fo:text-align="center" style:writing-mode="lr-tb"/>
      <style:text-properties fo:color="#ffffff" loext:opacity="100%" fo:font-size="18pt"/>
    </style:style>
    <style:style style:name="P18" style:family="paragraph">
      <loext:graphic-properties draw:fill-color="#c9211e"/>
      <style:paragraph-properties fo:text-align="center" style:writing-mode="lr-tb"/>
      <style:text-properties fo:color="#ffffff" loext:opacity="100%" fo:font-size="18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dde8cb"/>
      <style:paragraph-properties fo:text-align="center" style:writing-mode="lr-tb"/>
    </style:style>
    <style:style style:name="P21" style:family="paragraph">
      <loext:graphic-properties draw:fill-color="#dee6ef"/>
      <style:paragraph-properties fo:text-align="center" style:writing-mode="lr-tb"/>
    </style:style>
    <style:style style:name="P22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fo:font-size="18pt" fo:background-color="transparent"/>
    </style:style>
    <style:style style:name="T4" style:family="text">
      <style:text-properties fo:color="#ffffff" loext:opacity="100%" fo:font-size="1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26.5cm" svg:y2="39.25cm" draw:start-shape="id1" draw:start-glue-point="2" draw:end-shape="id5" draw:end-glue-point="0" svg:d="M50000 24250v7500h-23500v7500" svg:viewBox="0 0 23501 15001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</text:span><text:span text:style-name="T1">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8.85cm" svg:x2="16.5cm" svg:y2="28.85cm">
              <text:p/>
            </draw:line>
            <draw:custom-shape draw:style-name="gr10" draw:text-style-name="P5" draw:layer="layout" svg:width="4.61cm" svg:height="1.001cm" draw:transform="rotate (-0.000349065850398201) translate (16.39cm 28.3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68cm" svg:y="30.269cm">
          <text:p text:style-name="P1"><text:span text:style-name="T1">obtenirTa</text:span><text:span text:style-name="T1">bleDeCo</text:span><text:span text:style-name="T1">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28" draw:id="id28" draw:layer="layout" svg:width="3.25cm" svg:height="1.481cm" svg:x="6.75cm" svg:y="33.7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<text:span text:style-name="T1">obtenirStatisti</text:span><text:span text:style-name="T1">quesEtTailleFi</text:span><text:span text:style-name="T1">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2">FichierBinair</text:span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1" xml:id="id30" draw:id="id30" draw:layer="layout" svg:width="4.25cm" svg:height="1.481cm" svg:x="6.25cm" svg:y="36.4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2" draw:id="id32" draw:layer="layout" svg:width="4.25cm" svg:height="1.481cm" svg:x="14.75cm" svg:y="36.5cm">
          <text:p text:style-name="P12">incrementerOccu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31" draw:id="id31" draw:layer="layout" svg:width="4.25cm" svg:height="1.481cm" svg:x="6.25cm" svg:y="39.4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6" draw:id="id6" draw:layer="layout" svg:width="4.25cm" svg:height="1.481cm" svg:x="14.75cm" svg:y="33.75cm">
          <text:p text:style-name="P13">statistiq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61cm" svg:x2="16.875cm" svg:y2="33.75cm" draw:end-shape="id6" draw:end-glue-point="0" svg:d="M12500 29961v1644h4375v2145" svg:viewBox="0 0 4376 3790">
          <text:p/>
        </draw:connector>
        <draw:connector draw:style-name="gr5" draw:text-style-name="P8" draw:layer="layout" svg:x1="83.75cm" svg:y1="6.019cm" svg:x2="94.625cm" svg:y2="10.019cm" draw:start-shape="id4" draw:start-glue-point="2" draw:end-shape="id7" draw:end-glue-point="0" svg:d="M83750 6019v1999h10875v2001" svg:viewBox="0 0 10876 4001">
          <text:p/>
        </draw:connector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.05cm" svg:y1="30.503cm" svg:x2="76.05cm" svg:y2="30.503cm">
            <text:p/>
          </draw:line>
          <draw:custom-shape draw:style-name="gr10" draw:text-style-name="P5" draw:layer="layout" svg:width="4.61cm" svg:height="1.001cm" draw:transform="rotate (-0.000349065850398201) translate (75.94cm 30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5" xml:id="id10" draw:id="id10" draw:layer="layout" svg:width="5.75cm" svg:height="1.481cm" svg:x="48cm" svg:y="35cm">
          <text:p text:style-name="P14"><text:span text:style-name="T3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9" draw:id="id9" draw:layer="layout" svg:width="5.75cm" svg:height="1.481cm" svg:x="54.75cm" svg:y="35.019cm">
          <text:p text:style-name="P14"><text:span text:style-name="T3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8" draw:id="id18" draw:layer="layout" svg:width="7.5cm" svg:height="1.481cm" svg:x="81.25cm" svg:y="16cm">
          <text:p text:style-name="P14"><text:span text:style-name="T3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741cm" svg:x1="71.5cm" svg:y1="31.75cm" svg:x2="60.25cm" svg:y2="39.269cm" draw:start-shape="id3" draw:start-glue-point="2" draw:end-shape="id8" draw:end-glue-point="0" svg:d="M71500 31750v5500h-11250v2019" svg:viewBox="0 0 11251 7520">
          <text:p/>
        </draw:connector>
        <draw:connector draw:style-name="gr5" draw:text-style-name="P8" draw:layer="layout" svg:x1="71.5cm" svg:y1="31.75cm" svg:x2="57.625cm" svg:y2="35.019cm" draw:start-shape="id3" draw:start-glue-point="2" draw:end-shape="id9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10" draw:end-glue-point="0" svg:d="M71500 31750v1624h-20625v1626" svg:viewBox="0 0 20626 3251">
          <text:p/>
        </draw:connector>
        <draw:custom-shape draw:style-name="gr16" draw:text-style-name="P17" xml:id="id8" draw:id="id8" draw:layer="layout" svg:width="6cm" svg:height="1.481cm" svg:x="57.25cm" svg:y="39.269cm">
          <text:p text:style-name="P16"><text:span text:style-name="T4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xml:id="id13" draw:id="id13" draw:layer="layout" svg:width="6cm" svg:height="1.481cm" svg:x="63.75cm" svg:y="39.5cm">
          <text:p text:style-name="P16"><text:span text:style-name="T4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xml:id="id11" draw:id="id11" draw:layer="layout" svg:width="6cm" svg:height="1.481cm" svg:x="78.25cm" svg:y="41.769cm">
          <text:p text:style-name="P16"><text:span text:style-name="T4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xml:id="id12" draw:id="id12" draw:layer="layout" svg:width="6cm" svg:height="1.481cm" svg:x="71cm" svg:y="41.019cm">
          <text:p text:style-name="P16"><text:span text:style-name="T4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71.5cm" svg:y1="31.75cm" svg:x2="81.25cm" svg:y2="41.769cm" draw:start-shape="id3" draw:start-glue-point="2" draw:end-shape="id11" svg:d="M71500 31750v5009h9750v5010" svg:viewBox="0 0 9751 10020">
          <text:p/>
        </draw:connector>
        <draw:connector draw:style-name="gr5" draw:text-style-name="P8" draw:layer="layout" svg:x1="71.5cm" svg:y1="31.75cm" svg:x2="74cm" svg:y2="41.019cm" draw:start-shape="id3" draw:start-glue-point="2" draw:end-shape="id12" draw:end-glue-point="0" svg:d="M71500 31750v4634h2500v4635" svg:viewBox="0 0 2501 9270">
          <text:p/>
        </draw:connector>
        <draw:connector draw:style-name="gr5" draw:text-style-name="P8" draw:layer="layout" svg:x1="71.5cm" svg:y1="31.75cm" svg:x2="66.75cm" svg:y2="39.5cm" draw:start-shape="id3" draw:start-glue-point="2" draw:end-shape="id13" draw:end-glue-point="0" svg:d="M71500 31750v3874h-4750v3876" svg:viewBox="0 0 4751 7751">
          <text:p/>
        </draw:connector>
        <draw:custom-shape draw:style-name="gr17" draw:text-style-name="P18" xml:id="id14" draw:id="id14" draw:layer="layout" svg:width="6cm" svg:height="1.481cm" svg:x="92.75cm" svg:y="42.019cm">
          <text:p text:style-name="P16"><text:span text:style-name="T4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xml:id="id15" draw:id="id15" draw:layer="layout" svg:width="6cm" svg:height="1.481cm" svg:x="85.75cm" svg:y="41.769cm">
          <text:p text:style-name="P16"><text:span text:style-name="T4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5.75cm" svg:y1="42.019cm" svg:x2="71.5cm" svg:y2="31.75cm" draw:start-shape="id14" draw:start-glue-point="0" draw:end-shape="id3" draw:end-glue-point="2" svg:d="M95750 42019v-5135h-24250v-5134" svg:viewBox="0 0 24251 10270">
          <text:p/>
        </draw:connector>
        <draw:connector draw:style-name="gr5" draw:text-style-name="P8" draw:layer="layout" svg:x1="71.5cm" svg:y1="31.75cm" svg:x2="88.75cm" svg:y2="41.769cm" draw:start-shape="id3" draw:start-glue-point="2" draw:end-shape="id15" draw:end-glue-point="0" svg:d="M71500 31750v5009h17250v5010" svg:viewBox="0 0 17251 10020">
          <text:p/>
        </draw:connector>
        <draw:custom-shape draw:style-name="gr13" draw:text-style-name="P11" xml:id="id19" draw:id="id19" draw:layer="layout" svg:width="4.25cm" svg:height="1.481cm" svg:x="71.75cm" svg:y="10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1" draw:id="id21" draw:layer="layout" svg:width="4.75cm" svg:height="1.481cm" svg:x="59cm" svg:y="10.01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0" draw:id="id20" draw:layer="layout" svg:width="4.75cm" svg:height="1.481cm" svg:x="64.75cm" svg:y="10.0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16" draw:id="id16" draw:layer="layout" svg:width="4.75cm" svg:height="1.481cm" svg:x="86.25cm" svg:y="10.019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4.75cm" svg:height="1.481cm" svg:x="92.25cm" svg:y="10.019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8.625cm" svg:y2="10.019cm" draw:start-shape="id4" draw:start-glue-point="2" draw:end-shape="id16" draw:end-glue-point="0" svg:d="M83750 6019v1999h4875v2001" svg:viewBox="0 0 4876 4001">
          <text:p/>
        </draw:connector>
        <draw:connector draw:style-name="gr5" draw:text-style-name="P8" draw:layer="layout" svg:x1="82.375cm" svg:y1="14cm" svg:x2="85cm" svg:y2="16cm" draw:start-shape="id17" draw:start-glue-point="2" draw:end-shape="id18" draw:end-glue-point="0" svg:d="M82375 14000v999h2625v1001" svg:viewBox="0 0 2626 2001">
          <text:p/>
        </draw:connector>
        <draw:connector draw:style-name="gr5" draw:text-style-name="P8" draw:layer="layout" svg:x1="83.75cm" svg:y1="6.019cm" svg:x2="73.875cm" svg:y2="10cm" draw:start-shape="id4" draw:start-glue-point="2" draw:end-shape="id19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20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21" draw:end-glue-point="0" svg:d="M83750 6019v1999h-22375v2001" svg:viewBox="0 0 22376 4001">
          <text:p/>
        </draw:connector>
        <draw:g>
          <draw:line draw:style-name="gr9" draw:text-style-name="P3" draw:layer="layout" svg:x1="75cm" svg:y1="31.25cm" svg:x2="76cm" svg:y2="31.25cm">
            <text:p/>
          </draw:line>
          <draw:custom-shape draw:style-name="gr10" draw:text-style-name="P5" draw:layer="layout" svg:width="4.61cm" svg:height="1.001cm" draw:transform="rotate (-0.000349065850398201) translate (75.89cm 30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cm 15.751cm -0.517cm" svg:x1="71.5cm" svg:y1="31.75cm" svg:x2="71.5cm" svg:y2="30.269cm" draw:start-shape="id3" draw:start-glue-point="2" draw:end-shape="id3" draw:end-glue-point="0" svg:d="M71500 31750v500h11750v-3000h-11750v1019" svg:viewBox="0 0 11751 3001">
          <text:p/>
        </draw:connector>
        <draw:custom-shape draw:style-name="gr19" draw:text-style-name="P10" xml:id="id17" draw:id="id17" draw:layer="layout" svg:width="10.75cm" svg:height="1.481cm" svg:x="77cm" svg:y="12.519cm">
          <text:p text:style-name="P1"><text:span text:style-name="T1">concatenerCodesBinaires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2.375cm" svg:y2="12.519cm" draw:start-shape="id4" draw:start-glue-point="2" draw:end-shape="id17" draw:end-glue-point="0" svg:d="M83750 6019v3249h-1375v3251" svg:viewBox="0 0 1376 6501">
          <text:p/>
        </draw:connector>
        <draw:custom-shape draw:style-name="gr8" draw:text-style-name="P10" draw:layer="layout" svg:width="6cm" svg:height="1.481cm" svg:x="90.25cm" svg:y="18.519cm">
          <text:p text:style-name="P1"><text:span text:style-name="T1">Faire un compteur pour avoir la longueur des données compres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998cm" svg:x1="26.5cm" svg:y1="40.75cm" svg:x2="32.875cm" svg:y2="45.294cm" svg:d="M26500 40750v4019h6375v525" svg:viewBox="0 0 6376 4545">
          <text:p/>
        </draw:connector>
        <draw:connector draw:style-name="gr5" draw:text-style-name="P8" draw:layer="layout" draw:line-skew="2.01cm" svg:x1="26.5cm" svg:y1="40.731cm" svg:x2="19.75cm" svg:y2="45.25cm" svg:d="M26500 40731v4019h-6750v500" svg:viewBox="0 0 6751 4520">
          <text:p/>
        </draw:connector>
        <draw:g>
          <draw:g>
            <draw:custom-shape draw:style-name="gr20" draw:text-style-name="P20" draw:layer="layout" svg:width="4.119cm" svg:height="1.481cm" svg:x="17.75cm" svg:y="42.522cm">
              <text:p text:style-name="P19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6.75cm" svg:y1="43.257cm" svg:x2="17.75cm" svg:y2="43.257cm">
                <text:p/>
              </draw:line>
              <draw:custom-shape draw:style-name="gr21" draw:text-style-name="P7" draw:layer="layout" svg:width="4.61cm" svg:height="1.001cm" draw:transform="rotate (-0.000349065850398201) translate (12.25cm 42.75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.869cm" svg:y1="43.582cm" svg:x2="22.869cm" svg:y2="43.582cm">
                  <text:p/>
                </draw:line>
                <draw:custom-shape draw:style-name="gr21" draw:text-style-name="P5" draw:layer="layout" svg:width="4.61cm" svg:height="1.001cm" draw:transform="rotate (-0.000349065850398201) translate (22.759cm 43.079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21.869cm" svg:y1="43.003cm" svg:x2="22.869cm" svg:y2="43.003cm">
                  <text:p/>
                </draw:line>
                <draw:custom-shape draw:style-name="gr21" draw:text-style-name="P5" draw:layer="layout" svg:width="4.61cm" svg:height="1.001cm" draw:transform="rotate (-0.000349065850398201) translate (22.759cm 42.5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2" draw:text-style-name="P20" draw:layer="layout" svg:width="3.25cm" svg:height="1.481cm" svg:x="31.25cm" svg:y="42.525cm">
              <text:p text:style-name="P19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43.003cm" svg:x2="31.25cm" svg:y2="43.003cm">
                <text:p/>
              </draw:line>
              <draw:custom-shape draw:style-name="gr21" draw:text-style-name="P7" draw:layer="layout" svg:width="4.61cm" svg:height="1.001cm" draw:transform="rotate (-0.000349065850398201) translate (25.75cm 42.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43.256cm" svg:x2="35.5cm" svg:y2="43.256cm">
                  <text:p/>
                </draw:line>
                <draw:custom-shape draw:style-name="gr21" draw:text-style-name="P5" draw:layer="layout" svg:width="4.61cm" svg:height="1.001cm" draw:transform="rotate (-0.000349065850398201) translate (35.39cm 42.753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.25cm" svg:y1="43.503cm" svg:x2="31.25cm" svg:y2="43.503cm">
                <text:p/>
              </draw:line>
              <draw:custom-shape draw:style-name="gr21" draw:text-style-name="P7" draw:layer="layout" svg:width="4.61cm" svg:height="1.001cm" draw:transform="rotate (-0.000349065850398201) translate (25.75cm 43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2" draw:text-style-name="P20" draw:layer="layout" svg:width="3.25cm" svg:height="1.481cm" svg:x="31.25cm" svg:y="45.275cm">
              <text:p text:style-name="P19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46.003cm" svg:x2="31.25cm" svg:y2="46.003cm">
                <text:p/>
              </draw:line>
              <draw:custom-shape draw:style-name="gr21" draw:text-style-name="P7" draw:layer="layout" svg:width="4.61cm" svg:height="1.001cm" draw:transform="rotate (-0.000349065850398201) translate (25.75cm 45.5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46.006cm" svg:x2="35.5cm" svg:y2="46.006cm">
                  <text:p/>
                </draw:line>
                <draw:custom-shape draw:style-name="gr21" draw:text-style-name="P5" draw:layer="layout" svg:width="4.61cm" svg:height="1.001cm" draw:transform="rotate (-0.000349065850398201) translate (35.39cm 45.503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3" draw:text-style-name="P20" draw:layer="layout" svg:width="2.5cm" svg:height="1.481cm" svg:x="18.5cm" svg:y="45.272cm">
              <text:p text:style-name="P19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7.5cm" svg:y1="46.25cm" svg:x2="18.5cm" svg:y2="46.25cm">
                <text:p/>
              </draw:line>
              <draw:custom-shape draw:style-name="gr21" draw:text-style-name="P7" draw:layer="layout" svg:width="4.61cm" svg:height="1.001cm" draw:transform="rotate (-0.000349065850398201) translate (13cm 45.747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cm" svg:y1="46.003cm" svg:x2="22cm" svg:y2="46.003cm">
                  <text:p/>
                </draw:line>
                <draw:custom-shape draw:style-name="gr21" draw:text-style-name="P5" draw:layer="layout" svg:width="4.61cm" svg:height="1.001cm" draw:transform="rotate (-0.000349065850398201) translate (21.89cm 45.5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17.5cm" svg:y1="45.753cm" svg:x2="18.5cm" svg:y2="45.753cm">
                <text:p/>
              </draw:line>
              <draw:custom-shape draw:style-name="gr21" draw:text-style-name="P7" draw:layer="layout" svg:width="4.61cm" svg:height="1.001cm" draw:transform="rotate (-0.000349065850398201) translate (13cm 45.2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2" draw:id="id22">
            <draw:g>
              <draw:custom-shape draw:style-name="gr24" draw:text-style-name="P21" draw:layer="layout" svg:width="4.119cm" svg:height="1.481cm" svg:x="24.441cm" svg:y="47.269cm">
                <text:p text:style-name="P19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3.441cm" svg:y1="48.004cm" svg:x2="24.441cm" svg:y2="48.004cm">
                  <text:p/>
                </draw:line>
                <draw:custom-shape draw:style-name="gr21" draw:text-style-name="P7" draw:layer="layout" svg:width="4.61cm" svg:height="1.001cm" draw:transform="rotate (-0.000349065850398201) translate (18.941cm 47.501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8.56cm" svg:y1="48.022cm" svg:x2="29.56cm" svg:y2="48.022cm">
                    <text:p/>
                  </draw:line>
                  <draw:custom-shape draw:style-name="gr21" draw:text-style-name="P5" draw:layer="layout" svg:width="4.61cm" svg:height="1.001cm" draw:transform="rotate (-0.000349065850398201) translate (29.45cm 47.51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25" draw:text-style-name="P20" draw:layer="layout" svg:width="4.25cm" svg:height="1.481cm" svg:x="17.75cm" svg:y="50cm">
                <text:p text:style-name="P19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75cm" svg:y1="50.728cm" svg:x2="17.75cm" svg:y2="50.728cm">
                  <text:p/>
                </draw:line>
                <draw:custom-shape draw:style-name="gr21" draw:text-style-name="P7" draw:layer="layout" svg:width="4.61cm" svg:height="1.001cm" draw:transform="rotate (-0.000349065850398201) translate (12.25cm 50.2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2cm" svg:y1="50.728cm" svg:x2="23cm" svg:y2="50.728cm">
                    <text:p/>
                  </draw:line>
                  <draw:custom-shape draw:style-name="gr21" draw:text-style-name="P5" draw:layer="layout" svg:width="4.61cm" svg:height="1.001cm" draw:transform="rotate (-0.000349065850398201) translate (22.89cm 50.225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2" draw:layer="layout" draw:line-skew="0.126cm" svg:x1="26.5cm" svg:y1="48.75cm" svg:x2="19.875cm" svg:y2="50cm" draw:start-shape="id22" draw:start-glue-point="2" draw:end-shape="id23" draw:end-glue-point="0" svg:d="M26500 48750v750h-6625v500" svg:viewBox="0 0 6626 1251">
            <text:p/>
          </draw:connector>
          <draw:g xml:id="id24" draw:id="id24">
            <draw:g>
              <draw:custom-shape draw:style-name="gr27" draw:text-style-name="P20" draw:layer="layout" svg:width="5.25cm" svg:height="1.481cm" svg:x="30cm" svg:y="50cm">
                <text:p text:style-name="P19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50.728cm" svg:x2="30cm" svg:y2="50.728cm">
                  <text:p/>
                </draw:line>
                <draw:custom-shape draw:style-name="gr21" draw:text-style-name="P7" draw:layer="layout" svg:width="4.61cm" svg:height="1.001cm" draw:transform="rotate (-0.000349065850398201) translate (24.5cm 50.225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25cm" svg:y1="50.756cm" svg:x2="36.25cm" svg:y2="50.756cm">
                    <text:p/>
                  </draw:line>
                  <draw:custom-shape draw:style-name="gr21" draw:text-style-name="P5" draw:layer="layout" svg:width="4.61cm" svg:height="1.001cm" draw:transform="rotate (-0.000349065850398201) translate (36.14cm 50.253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2" draw:layer="layout" draw:line-skew="0.126cm" svg:x1="26.5cm" svg:y1="48.75cm" svg:x2="32.625cm" svg:y2="50cm" draw:start-shape="id22" draw:start-glue-point="2" draw:end-shape="id24" draw:end-glue-point="0" svg:d="M26500 48750v750h6125v500" svg:viewBox="0 0 6126 1251">
            <text:p/>
          </draw:connector>
          <draw:g xml:id="id26" draw:id="id26">
            <draw:g>
              <draw:custom-shape draw:style-name="gr28" draw:text-style-name="P20" draw:layer="layout" svg:width="5.5cm" svg:height="1.481cm" svg:x="17.5cm" svg:y="52.766cm">
                <text:p text:style-name="P19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5cm" svg:y1="53.247cm" svg:x2="17.5cm" svg:y2="53.247cm">
                  <text:p/>
                </draw:line>
                <draw:custom-shape draw:style-name="gr21" draw:text-style-name="P7" draw:layer="layout" svg:width="4.61cm" svg:height="1.001cm" draw:transform="rotate (-0.000349065850398201) translate (12cm 52.744cm)">
                  <text:p text:style-name="P6"><text:span text:style-name="T5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3cm" svg:y1="53.497cm" svg:x2="24cm" svg:y2="53.497cm">
                    <text:p/>
                  </draw:line>
                  <draw:custom-shape draw:style-name="gr21" draw:text-style-name="P5" draw:layer="layout" svg:width="4.61cm" svg:height="1.001cm" draw:transform="rotate (-0.000349065850398201) translate (23.89cm 52.994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16.5cm" svg:y1="53.75cm" svg:x2="17.5cm" svg:y2="53.75cm">
                  <text:p/>
                </draw:line>
                <draw:custom-shape draw:style-name="gr21" draw:text-style-name="P7" draw:layer="layout" svg:width="4.61cm" svg:height="1.001cm" draw:transform="rotate (-0.000349065850398201) translate (12cm 53.247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5" draw:id="id25">
            <draw:g>
              <draw:custom-shape draw:style-name="gr28" draw:text-style-name="P20" draw:layer="layout" svg:width="5.5cm" svg:height="1.481cm" svg:x="29.5cm" svg:y="52.772cm">
                <text:p text:style-name="P19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5cm" svg:y1="53.253cm" svg:x2="29.5cm" svg:y2="53.253cm">
                  <text:p/>
                </draw:line>
                <draw:custom-shape draw:style-name="gr21" draw:text-style-name="P7" draw:layer="layout" svg:width="4.61cm" svg:height="1.001cm" draw:transform="rotate (-0.000349065850398201) translate (24cm 52.75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cm" svg:y1="53.503cm" svg:x2="36cm" svg:y2="53.503cm">
                    <text:p/>
                  </draw:line>
                  <draw:custom-shape draw:style-name="gr21" draw:text-style-name="P5" draw:layer="layout" svg:width="4.61cm" svg:height="1.001cm" draw:transform="rotate (-0.000349065850398201) translate (35.89cm 53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5cm" svg:y1="53.756cm" svg:x2="29.5cm" svg:y2="53.756cm">
                  <text:p/>
                </draw:line>
                <draw:custom-shape draw:style-name="gr21" draw:text-style-name="P7" draw:layer="layout" svg:width="4.61cm" svg:height="1.001cm" draw:transform="rotate (-0.000349065850398201) translate (24cm 53.253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7" draw:id="id27">
            <draw:g>
              <draw:custom-shape draw:style-name="gr23" draw:text-style-name="P20" draw:layer="layout" svg:width="2.5cm" svg:height="1.481cm" svg:x="25.25cm" svg:y="54.522cm">
                <text:p text:style-name="P19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4.25cm" svg:y1="55.003cm" svg:x2="25.25cm" svg:y2="55.003cm">
                  <text:p/>
                </draw:line>
                <draw:custom-shape draw:style-name="gr21" draw:text-style-name="P7" draw:layer="layout" svg:width="4.61cm" svg:height="1.001cm" draw:transform="rotate (-0.000349065850398201) translate (19.75cm 54.5cm)">
                  <text:p text:style-name="P6"><text:span text:style-name="T5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7.75cm" svg:y1="55.256cm" svg:x2="28.75cm" svg:y2="55.256cm">
                    <text:p/>
                  </draw:line>
                  <draw:custom-shape draw:style-name="gr21" draw:text-style-name="P5" draw:layer="layout" svg:width="4.61cm" svg:height="1.001cm" draw:transform="rotate (-0.000349065850398201) translate (28.64cm 54.75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4.25cm" svg:y1="55.506cm" svg:x2="25.25cm" svg:y2="55.506cm">
                  <text:p/>
                </draw:line>
                <draw:custom-shape draw:style-name="gr21" draw:text-style-name="P7" draw:layer="layout" svg:width="4.61cm" svg:height="1.001cm" draw:transform="rotate (-0.000349065850398201) translate (19.75cm 55.003cm)">
                  <text:p text:style-name="P6"><text:span text:style-name="T5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6" draw:text-style-name="P22" draw:layer="layout" draw:line-skew="1.5cm" svg:x1="32.25cm" svg:y1="52.75cm" svg:x2="26.5cm" svg:y2="48.75cm" draw:start-shape="id25" draw:start-glue-point="0" draw:end-shape="id22" svg:d="M32250 52750v-500h-5750v-3500" svg:viewBox="0 0 5751 4001">
            <text:p/>
          </draw:connector>
          <draw:connector draw:style-name="gr26" draw:text-style-name="P22" draw:layer="layout" draw:line-skew="1.503cm" svg:x1="20.25cm" svg:y1="52.744cm" svg:x2="26.5cm" svg:y2="48.75cm" draw:start-shape="id26" draw:start-glue-point="0" draw:end-shape="id22" draw:end-glue-point="2" svg:d="M20250 52744v-494h6250v-3500" svg:viewBox="0 0 6251 3995">
            <text:p/>
          </draw:connector>
          <draw:connector draw:style-name="gr26" draw:text-style-name="P22" draw:layer="layout" svg:x1="26.5cm" svg:y1="48.75cm" svg:x2="26.5cm" svg:y2="54.5cm" draw:start-shape="id22" draw:start-glue-point="2" draw:end-shape="id27" draw:end-glue-point="0" svg:d="M26500 48750v5750" svg:viewBox="0 0 1 5751">
            <text:p/>
          </draw:connector>
        </draw:g>
        <draw:g xml:id="id5" draw:id="id5">
          <draw:g>
            <draw:custom-shape draw:style-name="gr29" draw:text-style-name="P21" draw:layer="layout" svg:width="5.119cm" svg:height="1.481cm" svg:x="23.941cm" svg:y="39.25cm">
              <text:p text:style-name="P19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2.941cm" svg:y1="39.981cm" svg:x2="23.941cm" svg:y2="39.981cm">
                <text:p/>
              </draw:line>
              <draw:custom-shape draw:style-name="gr21" draw:text-style-name="P7" draw:layer="layout" svg:width="4.61cm" svg:height="1.001cm" draw:transform="rotate (-0.000349065850398201) translate (18.441cm 39.478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9.06cm" svg:y1="40.004cm" svg:x2="30.06cm" svg:y2="40.004cm">
                  <text:p/>
                </draw:line>
                <draw:custom-shape draw:style-name="gr21" draw:text-style-name="P5" draw:layer="layout" svg:width="4.61cm" svg:height="1.001cm" draw:transform="rotate (-0.000349065850398201) translate (29.95cm 39.501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26.5cm" svg:y1="40.731cm" svg:x2="19.809cm" svg:y2="42.5cm" svg:d="M26500 40731v634h-6691v1135" svg:viewBox="0 0 6692 1770">
          <text:p/>
        </draw:connector>
        <draw:connector draw:style-name="gr5" draw:text-style-name="P8" draw:layer="layout" svg:x1="26.5cm" svg:y1="40.75cm" svg:x2="32.875cm" svg:y2="42.519cm" svg:d="M26500 40750v634h6375v1135" svg:viewBox="0 0 6376 1770">
          <text:p/>
        </draw:connector>
        <draw:connector draw:style-name="gr5" draw:text-style-name="P8" draw:layer="layout" svg:x1="26.5cm" svg:y1="40.75cm" svg:x2="26.5cm" svg:y2="47.288cm" svg:d="M26500 40750v6538" svg:viewBox="0 0 1 6539">
          <text:p/>
        </draw:connector>
        <draw:connector draw:style-name="gr5" draw:text-style-name="P8" xml:id="id29" draw:id="id29" draw:layer="layout" svg:x1="12.501cm" svg:y1="29.962cm" svg:x2="8.375cm" svg:y2="33.719cm" draw:end-shape="id28" draw:end-glue-point="0" svg:d="M12501 29962v1628h-4126v2129" svg:viewBox="0 0 4127 3758">
          <text:p/>
        </draw:connector>
        <draw:connector draw:style-name="gr7" draw:text-style-name="P9" draw:layer="layout" draw:line-skew="-0.502cm 0.647cm" svg:x1="12.501cm" svg:y1="29.962cm" svg:x2="8.375cm" svg:y2="36.488cm" draw:start-shape="id29" draw:start-glue-point="2" draw:end-shape="id30" draw:end-glue-point="0" svg:d="M12501 29962h-1v5788h-4125v738" svg:viewBox="0 0 4127 6527">
          <text:p/>
        </draw:connector>
        <draw:connector draw:style-name="gr7" draw:text-style-name="P9" draw:layer="layout" draw:line-skew="-0.502cm 2.156cm" svg:x1="12.501cm" svg:y1="29.962cm" svg:x2="8.375cm" svg:y2="39.469cm" draw:start-shape="id29" draw:start-glue-point="2" draw:end-shape="id31" draw:end-glue-point="0" svg:d="M12501 29962h-1v8788h-4125v719" svg:viewBox="0 0 4127 9508">
          <text:p/>
        </draw:connector>
        <draw:connector draw:style-name="gr7" draw:text-style-name="P9" draw:layer="layout" draw:line-skew="2.464cm" svg:x1="12.465cm" svg:y1="30.574cm" svg:x2="16.875cm" svg:y2="36.5cm" draw:end-shape="id32" draw:end-glue-point="0" svg:d="M12465 30574v5176h4410v750" svg:viewBox="0 0 4411 5927">
          <text:p/>
        </draw:connector>
        <draw:g>
          <draw:g>
            <draw:line draw:style-name="gr9" draw:text-style-name="P3" draw:layer="layout" svg:x1="15.5cm" svg:y1="29.65cm" svg:x2="16.5cm" svg:y2="29.65cm">
              <text:p/>
            </draw:line>
            <draw:custom-shape draw:style-name="gr10" draw:text-style-name="P5" draw:layer="layout" svg:width="4.61cm" svg:height="1.001cm" draw:transform="rotate (-0.000349065850398201) translate (16.39cm 29.1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6T17:19:14.762986186</dc:date>
    <meta:editing-duration>PT2H29M16S</meta:editing-duration>
    <meta:editing-cycles>44</meta:editing-cycles>
    <meta:generator>LibreOffice/7.3.7.2$Linux_X86_64 LibreOffice_project/30$Build-2</meta:generator>
    <meta:document-statistic meta:object-count="229"/>
  </office:meta>
</office:document-meta>
</file>